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officeooo:paragraph-rsid="001b80d5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1b80d5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officeooo:paragraph-rsid="001e194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fo:letter-spacing="normal" officeooo:paragraph-rsid="00213bfc" loext:padding="0cm" loext:border="none"/>
    </style:style>
    <style:style style:name="T1" style:family="text">
      <style:text-properties style:font-name="inherit" fo:font-style="italic"/>
    </style:style>
    <style:style style:name="T2" style:family="text">
      <style:text-properties style:font-name="inherit" fo:font-size="12pt" fo:font-style="italic" fo:font-weight="normal"/>
    </style:style>
    <style:style style:name="T3" style:family="text">
      <style:text-properties fo:font-style="italic"/>
    </style:style>
    <style:style style:name="T4" style:family="text">
      <style:text-properties style:font-name="arial" fo:font-size="12pt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000000" loext:opacity="100%" style:font-name="inherit" fo:font-size="12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000000" loext:opacity="100%" style:font-name="inherit" fo:font-size="12pt" fo:letter-spacing="normal" fo:font-style="italic" fo:font-weight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/>
      </text:list-level-style-number>
      <text:list-level-style-number text:level="2" text:style-name="Numbering_20_Symbols" loext:num-list-format="%2%." style:num-suffix="." style:num-format="1">
        <style:list-level-properties text:space-before="2.637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8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3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8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4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9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9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4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ste projeto interdisciplinar visa construir um </text:span><text:span text:style-name="T2">chatbot </text:span><text:span text:style-name="T4">especialista em responder a perguntas sobre redes de computadores. O usuário realiza perguntas para o </text:span><text:span text:style-name="T2">software</text:span><text:span text:style-name="T4"> sobre rede de computadores e o </text:span><text:span text:style-name="T2">software</text:span><text:span text:style-name="T4"> as responde.</text:span></text:p>
      <text:p text:style-name="P5"/>
      <text:p text:style-name="P1"><text:span text:style-name="T4">O desenvolvimento desse </text:span><text:span text:style-name="T2">chatbot </text:span><text:span text:style-name="T4">será dividido em 4 etapas:</text:span></text:p>
      <text:list xml:id="list2147906725" text:style-name="L1">
        <text:list-item>
          <text:p text:style-name="P6">Construção da base de dados I</text:p>
        </text:list-item>
        <text:list-item>
          <text:p text:style-name="P6">Construção da base de dados II</text:p>
        </text:list-item>
        <text:list-item>
          <text:p text:style-name="P6">Criar as regras para realizar as consultas</text:p>
        </text:list-item>
        <text:list-item>
          <text:p text:style-name="P7">Implementação do <text:span text:style-name="T3">chatbot </text:span>em <text:span text:style-name="T3">prolog</text:span></text:p>
        </text:list-item>
      </text:list>
      <text:p text:style-name="P4"><text:span text:style-name="T5">As </text:span><text:span text:style-name="Strong_20_Emphasis"><text:span text:style-name="T7">etapas 1 e 2</text:span></text:span><text:span text:style-name="T5"> desse projeto consistem no desenvolvimento da base de dados do chatBox. O </text:span><text:span text:style-name="T8">chatbot </text:span><text:span text:style-name="T5">será implementado em </text:span><text:span text:style-name="T8">prolog</text:span><text:span text:style-name="T5">. Assim, a base de dados deverá ser criada em </text:span><text:span text:style-name="T8">prolog</text:span><text:span text:style-name="T5">. A base de dados de </text:span><text:span text:style-name="T8">prolog</text:span><text:span text:style-name="T5"> são fatos, e os fatos são descritos da seguinte maneira:</text:span></text:p>
      <text:p text:style-name="P2"> <text:span text:style-name="T4">nome (paramA, paramB, ...).</text:span></text:p>
      <text:p text:style-name="P3"/>
      <text:p text:style-name="P4"><text:span text:style-name="Strong_20_Emphasis"><text:span text:style-name="T6">A sua base de dados I deve conter respostas às seguintes perguntas:</text:span></text:span></text:p>
      <text:p text:style-name="P9">“<text:span text:style-name="T4">O que é uma rede de computadores?”, </text:span></text:p>
      <text:p text:style-name="P9"><text:span text:style-name="T4">“Qual a classificação de redes?”, </text:span></text:p>
      <text:p text:style-name="P9"><text:span text:style-name="T4">“O que é um roteador?”, </text:span></text:p>
      <text:p text:style-name="P9"><text:span text:style-name="T4">“O que é uma placa de rede?”, </text:span></text:p>
      <text:p text:style-name="P9"><text:span text:style-name="T4">“O que é um Modem?”, </text:span></text:p>
      <text:p text:style-name="P9"><text:span text:style-name="T4">“O que é um repetidor?”, </text:span></text:p>
      <text:p text:style-name="P9"><text:span text:style-name="T4">“O que é um Switch?”, </text:span></text:p>
      <text:p text:style-name="P9"><text:span text:style-name="T4">“O que é uma lan?”, </text:span></text:p>
      <text:p text:style-name="P9"><text:span text:style-name="T4">“O que é Man?”, </text:span></text:p>
      <text:p text:style-name="P9"><text:span text:style-name="T4">“O que é wan?”, </text:span></text:p>
      <text:p text:style-name="P9"><text:span text:style-name="T4">“O que é internet?”, </text:span></text:p>
      <text:p text:style-name="P9"><text:span text:style-name="T4">“O que é Correio eletrônico?”, </text:span></text:p>
      <text:p text:style-name="P9"><text:span text:style-name="T4">“O que é um Cabo coaxial?”, </text:span></text:p>
      <text:p text:style-name="P9"><text:span text:style-name="T4">“O que é um Cabo de par trançado?”, </text:span></text:p>
      <text:p text:style-name="P9"><text:span text:style-name="T4">“O que é a Fibra óptica?”, </text:span></text:p>
      <text:p text:style-name="P9"><text:span text:style-name="T4">“O que é Radiofrequência?”, </text:span></text:p>
      <text:p text:style-name="P9"><text:span text:style-name="T4">“O que são Topologias de redes?”, </text:span></text:p>
      <text:p text:style-name="P9"><text:span text:style-name="T4">“O que é uma Topologia Parcialmente Ligada?”, </text:span></text:p>
      <text:p text:style-name="P9"><text:span text:style-name="T4">“O que é uma Topologia em Barramento?”, </text:span></text:p>
      <text:p text:style-name="P9"><text:span text:style-name="T4">“O que é uma Topologia Ponto a Ponto?”, </text:span></text:p>
      <text:p text:style-name="P9"><text:span text:style-name="T4">“O que é uma Topologia Multiponto?”, </text:span></text:p>
      <text:p text:style-name="P9"><text:span text:style-name="T4">“O que é uma Topologia em Estrela?”</text:span></text:p>
      <text:p text:style-name="P3"/>
      <text:p text:style-name="P4"><text:span text:style-name="Strong_20_Emphasis"><text:span text:style-name="T6">Já a sua base de dados II deve responder a perguntas como:</text:span></text:span></text:p>
      <text:p text:style-name="P10">“<text:span text:style-name="T4">O que é Ethernet?”, </text:span></text:p>
      <text:p text:style-name="P10"><text:span text:style-name="T4">“O que é Endereçamento na ethernet e quais são os seus serviços?”, </text:span></text:p>
      <text:p text:style-name="P10"><text:span text:style-name="T4">“O que é um Protocolo MAC?”, </text:span></text:p>
      <text:p text:style-name="P10"><text:span text:style-name="T4">“O que é Padrão Gigabit Ethernet?”, </text:span></text:p>
      <text:p text:style-name="P10"><text:span text:style-name="T4">“O que é Metro Ethernet?”, </text:span></text:p>
      <text:p text:style-name="P10"><text:span text:style-name="T4">“O que é o protocolo TCP/IP?”, </text:span></text:p>
      <text:p text:style-name="P10"><text:soft-page-break/><text:span text:style-name="T4">“Quais são os protocolos que constituem o TCP?”, </text:span></text:p>
      <text:p text:style-name="P10"><text:span text:style-name="T4">“O que é IGRP?”, </text:span></text:p>
      <text:p text:style-name="P10"><text:span text:style-name="T4">“O que é EIGRP?”, </text:span></text:p>
      <text:p text:style-name="P10"><text:span text:style-name="T4">“O que é SMTP?”, </text:span></text:p>
      <text:p text:style-name="P10"><text:span text:style-name="T4">“O que é Telnet?”, </text:span></text:p>
      <text:p text:style-name="P10"><text:span text:style-name="T4">“O que é FTP?”, </text:span></text:p>
      <text:p text:style-name="P10"><text:span text:style-name="T4">“O que é http?”, </text:span></text:p>
      <text:p text:style-name="P10"><text:span text:style-name="T4">“O que é camada de rede?”, </text:span></text:p>
      <text:p text:style-name="P10"><text:span text:style-name="T4">“O que é IPv4?”, </text:span></text:p>
      <text:p text:style-name="P10"><text:span text:style-name="T4">“O que é ICMP?”</text:span></text:p>
      <text:p text:style-name="P3"/>
      <text:p text:style-name="P4"><text:span text:style-name="T5">A </text:span><text:span text:style-name="Strong_20_Emphasis"><text:span text:style-name="T7">terceira etapa</text:span></text:span><text:span text:style-name="T5"> do desenvolvimento desse projeto consiste na criação das regras para realizar as consultas. Nessa atividade, vamos criar as regras para que o nosso </text:span><text:span text:style-name="T8">chatbot </text:span><text:span text:style-name="T5">possa responder às perguntas realizadas pelo usuário de forma correta. Aqui, você deve definir as regras para consulta. Sinta-se à vontade para usar lógica de predicado e lógica proposicional.</text:span></text:p>
      <text:p text:style-name="P3">A regras devem ser criadas no padrão do <text:span text:style-name="T1">prolog</text:span>, por exemplo:</text:p>
      <text:p text:style-name="P3">?-(TCP, Protocolo de Controle de Transmissão)</text:p>
      <text:p text:style-name="P3"/>
      <text:p text:style-name="P4"><text:span text:style-name="T5">A </text:span><text:span text:style-name="Strong_20_Emphasis"><text:span text:style-name="T7">quarta etapa</text:span></text:span><text:span text:style-name="T5"> do desenvolvimento desse projeto consiste na implementação do </text:span><text:span text:style-name="T8">chatbot </text:span><text:span text:style-name="T5">em </text:span><text:span text:style-name="T8">prolog</text:span><text:span text:style-name="T5">. Nessa atividade, você deverá construir o </text:span><text:span text:style-name="T8">chatbot </text:span><text:span text:style-name="T5">em </text:span><text:span text:style-name="T8">prolog</text:span><text:span text:style-name="T5"> para que o </text:span><text:span text:style-name="T8">chatbot </text:span><text:span text:style-name="T5">consiga responder a todas as perguntas definidas nas atividades I e II.</text:span></text:p>
      <text:p text:style-name="P3">Nessa etapa, você deverá consolidar as atividades que foram realizadas anteriormente utilizando a programação em <text:span text:style-name="T1">prolog </text:span>e realizar perguntas para o <text:span text:style-name="T1">chatbots, </text:span>e ele deverá apresentar a resposta correta.</text:p>
      <text:p text:style-name="P3"/>
      <text:p text:style-name="P4"><text:span text:style-name="Strong_20_Emphasis"><text:span text:style-name="T6">Como última etapa, você deverá enviar o código fonte do seu </text:span></text:span><text:span text:style-name="Strong_20_Emphasis"><text:span text:style-name="T9">chatbot</text:span></text:span><text:span text:style-name="Strong_20_Emphasis"><text:span text:style-name="T6">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12:19:03.659000000</dc:date>
    <meta:editing-duration>PT57M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54" meta:word-count="509" meta:character-count="2889" meta:non-whitespace-character-count="2401"/>
  </office:meta>
</office:document-meta>
</file>